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none" fo:font-weight="bold" officeooo:paragraph-rsid="0006b4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text-underline-style="none" fo:font-weight="bold" officeooo:paragraph-rsid="000b565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style:text-underline-style="none" fo:font-weight="normal" officeooo:paragraph-rsid="0006b4df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style:text-underline-style="none" fo:font-weight="normal" officeooo:rsid="000b565f" officeooo:paragraph-rsid="000b565f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06b4df"/>
    </style:style>
    <style:style style:name="P6" style:family="paragraph" style:parent-style-name="Standard">
      <style:text-properties officeooo:paragraph-rsid="000be026"/>
    </style:style>
    <style:style style:name="P7" style:family="paragraph" style:parent-style-name="Standard">
      <style:text-properties officeooo:rsid="000c14eb" officeooo:paragraph-rsid="000c14eb"/>
    </style:style>
    <style:style style:name="P8" style:family="paragraph" style:parent-style-name="Standard">
      <style:text-properties style:font-name="arial" fo:font-size="12pt" officeooo:paragraph-rsid="000be026" style:font-size-asian="12pt" style:font-size-complex="12pt"/>
    </style:style>
    <style:style style:name="P9" style:family="paragraph" style:parent-style-name="Standard">
      <style:text-properties style:font-name="arial" fo:font-size="12pt" officeooo:rsid="000c14eb" officeooo:paragraph-rsid="000c14eb" style:font-size-asian="12pt" style:font-size-complex="12pt"/>
    </style:style>
    <style:style style:name="P10" style:family="paragraph" style:parent-style-name="Standard">
      <style:text-properties style:font-name="arial" fo:font-size="12pt" officeooo:rsid="000c14eb" officeooo:paragraph-rsid="000be026" style:font-size-asian="12pt" style:font-size-complex="12pt"/>
    </style:style>
    <style:style style:name="P11" style:family="paragraph" style:parent-style-name="Standard">
      <style:text-properties style:font-name="arial" fo:font-size="12pt" fo:font-weight="bold" officeooo:rsid="000c14eb" officeooo:paragraph-rsid="000c14eb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4pt" style:text-underline-style="none" fo:font-weight="normal" officeooo:rsid="000c19fa" officeooo:paragraph-rsid="000c19fa" style:font-size-asian="14pt" style:font-weight-asian="normal" style:font-size-complex="14pt" style:font-weight-complex="normal"/>
    </style:style>
    <style:style style:name="T1" style:family="text">
      <style:text-properties officeooo:rsid="0008453a"/>
    </style:style>
    <style:style style:name="T2" style:family="text">
      <style:text-properties officeooo:rsid="00091bc1"/>
    </style:style>
    <style:style style:name="T3" style:family="text">
      <style:text-properties officeooo:rsid="000b565f"/>
    </style:style>
    <style:style style:name="T4" style:family="text">
      <style:text-properties fo:font-weight="normal" officeooo:rsid="000b565f" style:font-weight-asian="normal" style:font-weight-complex="normal"/>
    </style:style>
    <style:style style:name="T5" style:family="text">
      <style:text-properties fo:font-weight="normal" officeooo:rsid="000c19fa" style:font-weight-asian="normal" style:font-weight-complex="normal"/>
    </style:style>
    <style:style style:name="T6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font-name="arial" fo:font-size="14pt" style:text-underline-style="none" fo:font-weight="normal" officeooo:rsid="00091bc1" style:font-size-asian="14pt" style:font-weight-asian="normal" style:font-size-complex="14pt" style:font-weight-complex="normal"/>
    </style:style>
    <style:style style:name="T8" style:family="text">
      <style:text-properties style:font-name="arial" fo:font-size="14pt" style:text-underline-style="none" fo:font-weight="normal" officeooo:rsid="000b565f" style:font-size-asian="14pt" style:font-weight-asian="normal" style:font-size-complex="14pt" style:font-weight-complex="normal"/>
    </style:style>
    <style:style style:name="T9" style:family="text">
      <style:text-properties style:font-name="arial" fo:font-size="12pt" style:text-underline-style="none" fo:font-weight="bold" officeooo:rsid="000be026" style:font-size-asian="12pt" style:font-weight-asian="bold" style:font-size-complex="12pt" style:font-weight-complex="bold"/>
    </style:style>
    <style:style style:name="T10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text:span text:style-name="T1">Q</text:span>ue problema o seu produto resolve para os seus clientes?</text:p>
      <text:p text:style-name="P1"/>
      <text:p text:style-name="P5"><text:span text:style-name="T6">- </text:span><text:span text:style-name="T7">Creio que com um site pessoal, ficaria mais fácil para os meus clientes e provavelmente futuros encontrar informações a meu respeito com maior facilidade, além de, possibilitar um maior alcance sobre o meu trabalho </text:span><text:span text:style-name="T8">e reconhecimento do meu restaurante. </text:span></text:p>
      <text:p text:style-name="P1"/>
      <text:p text:style-name="P1"><text:line-break/>2 - Como os as pessoas, que são os clientes, fazem sem o seu produto hoje?</text:p>
      <text:p text:style-name="P1"/>
      <text:p text:style-name="P3">- <text:span text:style-name="T2">Muitas pessoas </text:span><text:span text:style-name="T3">comem comidas enlatadas, besteiras e até mesmo pedem pelos aplicativos alguns lanches. Deixando de lado uma das refeições mais importantes do dia. </text:span></text:p>
      <text:p text:style-name="P1"><text:line-break/>3 - Como seu cliente trabalha hoje para viabilizar o produto ou serviço?</text:p>
      <text:p text:style-name="P1"/>
      <text:p text:style-name="P4">Ele busca construir um ambiente distraído, mais voltado para um cenário de almoço de domingo, além de disponibilizar uma televisão e uma musica durante o funcionamento. </text:p>
      <text:p text:style-name="P2"><text:line-break/>4 - O que significa sucesso para você</text:p>
      <text:p text:style-name="P2"/>
      <text:p text:style-name="P2"><text:span text:style-name="T4">Trabalhar, conquistar, </text:span><text:span text:style-name="T5">se reconhecida </text:span><text:span text:style-name="T4">e se sentir bem com o que fazer.</text:span><text:span text:style-name="T3"> </text:span><text:line-break/><text:line-break/>5 - O que está te impedindo de alcançar o sucesso?</text:p>
      <text:p text:style-name="P1"/>
      <text:p text:style-name="P12">Hoje eu posso dizer quer o que me falta para acalcar o sucesso é o reconhecimento.</text:p>
      <text:p text:style-name="P1"/>
      <text:p text:style-name="P1"/>
      <text:p text:style-name="P1"/>
      <text:p text:style-name="P10"><text:span text:style-name="T10"/></text:p>
      <text:p text:style-name="P9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21:50:25.851813141</meta:creation-date>
    <dc:date>2023-03-12T11:59:12.374311628</dc:date>
    <meta:editing-duration>PT2H3M4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79" meta:character-count="1039" meta:non-whitespace-character-count="861"/>
  </office:meta>
</office:document-meta>
</file>